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0000"/>
    </style:style>
    <style:style style:name="P2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Preformatted_20_Text">
      <style:paragraph-properties fo:margin-top="0in" fo:margin-bottom="0.1965in"/>
      <style:text-properties fo:background-color="#000000"/>
    </style:style>
    <style:style style:name="T1" style:family="text">
      <style:text-properties fo:background-color="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roll_holder">
        <text:section text:style-name="Sect1" text:name="cont">
          <text:section text:style-name="Sect1" text:name="Section1">
            <text:section text:style-name="Sect1" text:name="Section2">
              <text:section text:style-name="Sect1" text:name="Section3">
                <text:section text:style-name="Sect1" text:name="Section4">
                  <text:p text:style-name="Preformatted_20_Text"><text:span text:style-name="T1">D G A <text:s/>G/A 3x</text:span></text:p>
                  <text:p text:style-name="P1">A A A A A <text:s/>A7 A7 A7. . .</text:p>
                  <text:p text:style-name="Preformatted_20_Text"/>
                  <text:p text:style-name="P1">A7 <text:s text:c="14"/>D <text:s text:c="9"/>G <text:s text:c="10"/>A</text:p>
                  <text:p text:style-name="P1">Well shake it up baby, now (shake it up baby)</text:p>
                  <text:p text:style-name="P1">A7 <text:s text:c="7"/>D <text:s text:c="5"/>G <text:s text:c="8"/>A</text:p>
                  <text:p text:style-name="P1">Twist and shout (twist and shout)</text:p>
                  <text:p text:style-name="P1">A7 <text:s text:c="24"/>D <text:s text:c="9"/>G <text:s text:c="5"/>A</text:p>
                  <text:p text:style-name="P1">c'mon, c'mon, c'mon, c'mon baby, now (c'mon, baby)</text:p>
                  <text:p text:style-name="P1">A7 <text:s text:c="18"/>D <text:s text:c="3"/>G <text:s text:c="9"/>A</text:p>
                  <text:p text:style-name="P1">c'mon and work it on out (work it on out) </text:p>
                  <text:p text:style-name="Preformatted_20_Text"/>
                  <text:p text:style-name="P1">A7 <text:s text:c="14"/>D <text:s text:c="5"/>G <text:s text:c="9"/>A</text:p>
                  <text:p text:style-name="P1">Well, work it on ou--t (work it on out)</text:p>
                  <text:p text:style-name="P1">A7 <text:s text:c="18"/>D <text:s text:c="4"/>G <text:s text:c="6"/>A</text:p>
                  <text:p text:style-name="P1">You know you look so good (look so good)</text:p>
                  <text:p text:style-name="P1">A7 <text:s text:c="17"/>D <text:s text:c="9"/>G <text:s text:c="5"/>A</text:p>
                  <text:p text:style-name="P1">You know you got me goin' now (got me goin') </text:p>
                  <text:p text:style-name="P1">A7 <text:s text:c="20"/>D <text:s text:c="5"/>G <text:s text:c="14"/>A <text:s text:c="4"/>A7</text:p>
                  <text:p text:style-name="P1">Just like you knew you would (like I knew you would-oooo)</text:p>
                  <text:p text:style-name="Preformatted_20_Text"/>
                  <text:p text:style-name="P1">A7 <text:s text:c="14"/>D <text:s text:c="9"/>G <text:s text:c="10"/>A</text:p>
                  <text:p text:style-name="P1">Well shake it up baby, now (shake it up baby)</text:p>
                  <text:p text:style-name="P1">A7 <text:s text:c="8"/>D <text:s text:c="4"/>G <text:s text:c="8"/>A</text:p>
                  <text:p text:style-name="P1">Twist and shout (twist and shout)</text:p>
                  <text:p text:style-name="P1">A7 <text:s text:c="24"/>D <text:s text:c="9"/>G <text:s text:c="5"/>A</text:p>
                  <text:p text:style-name="P1">c'mon, c'mon, c'mon, c'mon baby, now (c'mon, baby)</text:p>
                  <text:p text:style-name="P1">A7 <text:s text:c="18"/>D <text:s text:c="3"/>G <text:s text:c="10"/>A <text:s text:c="2"/>A7</text:p>
                  <text:p text:style-name="P1">c'mon and work it on out (work it on out-oooo)</text:p>
                  <text:p text:style-name="Preformatted_20_Text"/>
                  <text:p text:style-name="P1">A7 <text:s text:c="24"/>D <text:s text:c="4"/>G <text:s text:c="12"/>A</text:p>
                  <text:p text:style-name="P1">You know you twisty little girl (twisty little girl)</text:p>
                  <text:p text:style-name="P1">A7 <text:s text:c="19"/>D <text:s text:c="4"/>G <text:s text:c="7"/>A</text:p>
                  <text:p text:style-name="P1">You know you twist so fine (twist so fine)</text:p>
                  <text:p text:style-name="P1">A7 <text:s text:c="22"/>D <text:s text:c="11"/>G <text:s text:c="13"/>A</text:p>
                  <text:p text:style-name="P1">C'mon and twist a little closer, now (twist a little closer)</text:p>
                  <text:p text:style-name="P1">A7 <text:s text:c="25"/>D <text:s text:c="4"/>G <text:s text:c="17"/>A <text:s text:c="3"/>A7</text:p>
                  <text:p text:style-name="P1">And let me know that you're mine (let me know you're mine-oooo)</text:p>
                  <text:p text:style-name="Preformatted_20_Text"/>
                  <text:p text:style-name="P1">D G A <text:s/>G/A 3x</text:p>
                  <text:p text:style-name="Preformatted_20_Text"/>
                  <text:p text:style-name="P1">A7 <text:s text:c="4"/>A <text:s text:c="5"/>A7 <text:s text:c="4"/>A <text:s text:c="8"/>A</text:p>
                  <text:p text:style-name="P1">Ahh----ahh----ahh----ahh, Wow!(scream) Baby, now (shake it up baby)</text:p>
                  <text:p text:style-name="P1">A7 <text:s text:c="8"/>D <text:s text:c="4"/>G <text:s text:c="8"/>A</text:p>
                  <text:p text:style-name="P1">Twist and shout (twist and shout)</text:p>
                  <text:p text:style-name="P1">A7 <text:s text:c="24"/>D <text:s text:c="4"/>G <text:s text:c="12"/>A</text:p>
                  <text:p text:style-name="P1">c'mon, c'mon, c'mon, c'mon baby, now (c'mon, baby)</text:p>
                  <text:p text:style-name="P1">A7 <text:s text:c="18"/>D <text:s text:c="3"/>G <text:s text:c="9"/>A <text:s text:c="2"/>A7</text:p>
                  <text:p text:style-name="P1">c'mon and work it on out (work it on out-oooo)</text:p>
                  <text:p text:style-name="Preformatted_20_Text"/>
                  <text:p text:style-name="P1">A7 <text:s text:c="24"/>D <text:s text:c="4"/>G <text:s text:c="12"/>A</text:p>
                  <text:p text:style-name="P1">You know you twisty little girl (twisty little girl)</text:p>
                  <text:p text:style-name="P1">A7 <text:s text:c="20"/>D <text:s text:c="3"/>G <text:s text:c="7"/>A</text:p>
                  <text:p text:style-name="P1">You know you twist so fine (twist so fine)</text:p>
                  <text:p text:style-name="P1">A7 <text:s text:c="22"/>D <text:s text:c="11"/>G <text:s text:c="13"/>A</text:p>
                  <text:p text:style-name="P1">C'mon and twist a little closer, now (twist a little closer)</text:p>
                  <text:p text:style-name="P1">A7 <text:s text:c="25"/>D <text:s text:c="4"/>G <text:s text:c="17"/>A <text:s text:c="3"/>A7</text:p>
                  <text:p text:style-name="P1">And let me know that you're mine (let me know you're mine-oooo)</text:p>
                  <text:p text:style-name="Preformatted_20_Text"/>
                  <text:p text:style-name="P1">A7 <text:s text:c="31"/>D <text:s text:c="9"/>G <text:s text:c="10"/>A</text:p>
                  <text:p text:style-name="P1">Well shake it, shake it, shake it baby, now (shake it up baby)-3x</text:p>
                  <text:p text:style-name="Preformatted_20_Text"/>
                  <text:p text:style-name="P1">A <text:s text:c="20"/>G G G G G D D D</text:p>
                  <text:p text:style-name="P3"><text:span text:style-name="T1">Ahh----ahh----ahh----ahh </text:span>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2189in" fo:margin-bottom="0.1665in" fo:margin-left="0.2811in" fo:margin-right="0.2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165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Twist and Shout - Beatle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05:16.51</meta:creation-date>
    <dc:date>2013-03-11T19:19:08.29</dc:date>
    <meta:editing-duration>PT5M38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56" meta:word-count="382" meta:character-count="2444"/>
  </office:meta>
</office:document-meta>
</file>